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20/04/26 23:13:51</text:p>
      <text:p text:style-name="Standard">jve 46#6.5_6</text:p>
      <text:p text:style-name="Standard"/>
      <text:list xml:id="list9047528844604108964" text:style-name="L1">
        <text:list-item>
          <text:p text:style-name="P1">file : 2020-04-25_19-20-43_000.jpg // C:\WORKS_2\WS\WS_Others.Art\JVEMV6\46_art\6_visual-arts\5_free-painting\images</text:p>
          <text:list>
            <text:list-item>
              <text:p text:style-name="P1">==&gt; F.1</text:p>
            </text:list-item>
          </text:list>
        </text:list-item>
        <text:list-item>
          <text:p text:style-name="P1">DUP : Rc(right click) &gt; U</text:p>
        </text:list-item>
        <text:list-item>
          <text:p text:style-name="P1">rename : L-1</text:p>
        </text:list-item>
        <text:list-item>
          <text:p text:style-name="P1">layer : 2020-04-25_19-20-43_000.jpg ==&gt; invisible</text:p>
        </text:list-item>
        <text:list-item>
          <text:p text:style-name="P1">proc-1 : <text:span text:style-name="T1">モノクロ化</text:span></text:p>
          <text:list>
            <text:list-item>
              <text:p text:style-name="P1"><text:a xlink:type="simple" xlink:href="https://duckduckgo.com/?ia=web" text:style-name="Internet_20_link" text:visited-style-name="Visited_20_Internet_20_Link">https://duckduckgo.com/?ia=web</text:a><text:span text:style-name="T1"> gimp 白黒化</text:span></text:p>
            </text:list-item>
            <text:list-item>
              <text:p text:style-name="P2">色 &gt; 明るさ・コントラスト &gt;&gt; コントラスト：95</text:p>
              <text:list>
                <text:list-item>
                  <text:p text:style-name="P2">46#6.5_6.(1).png // C:\WORKS_2\WS\WS_Others.Art\JVEMV6\46_art\6_visual-arts\5_free-painting\images ==&gt; F.2</text:p>
                </text:list-item>
                <text:list-item>
                  <text:p text:style-name="P2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3">F.1</text:span> <text:s text:c="46"/><text:span text:style-name="T3">F.2</text:span> </text:p>
                </text:list-item>
              </text:list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26T23:22:42.46</dc:date>
    <dc:creator>iwabuchi ken</dc:creator>
    <meta:editing-duration>PT13M59S</meta:editing-duration>
    <meta:editing-cycles>6</meta:editing-cycles>
    <meta:generator>OpenOffice/4.1.3$Win32 OpenOffice.org_project/413m1$Build-9783</meta:generator>
    <meta:document-statistic meta:table-count="0" meta:image-count="2" meta:object-count="0" meta:page-count="1" meta:paragraph-count="12" meta:word-count="75" meta:character-count="500"/>
  </office:meta>
</office:document-meta>
</file>